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dee6ef" draw:gradient-step-count="0" draw:fill-hatch-solid="false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916cm" fo:min-width="0.566cm" fo:padding-top="0.142cm" fo:padding-bottom="0.142cm" fo:padding-left="0.267cm" fo:padding-right="0.267cm"/>
    </style:style>
    <style:style style:name="P1" style:family="paragraph">
      <loext:graphic-properties draw:fill="solid" draw:fill-color="#dee6ef" draw:gradient-step-count="0" draw:fill-hatch-solid="false"/>
      <style:paragraph-properties fo:text-align="center"/>
    </style:style>
    <style:style style:name="P2" style:family="paragraph">
      <loext:graphic-properties draw:fill="solid" draw:fill-color="#729fcf" draw:gradient-step-count="0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14cm" svg:height="0.914cm" draw:transform="rotate (-3.14159265358979) translate (1.016cm 1.31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914cm" svg:height="0.914cm" draw:transform="rotate (-3.14159265358979) translate (1.514cm 1.31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1.2cm" draw:transform="rotate (1.5707963267949) translate (0.2cm 1.4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double" draw:color="#729fcf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9:29:42.527131291</dc:date>
    <meta:editing-duration>P1DT1H37M7S</meta:editing-duration>
    <meta:editing-cycles>73</meta:editing-cycles>
    <meta:generator>LibreOffice/6.3.3.2.0$Linux_X86_64 LibreOffice_project/30$Build-2</meta:generator>
    <meta:document-statistic meta:object-count="3"/>
  </office:meta>
</office:document-meta>
</file>